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5.81pt"/>
    </style:style>
    <style:style style:name="co2" style:family="table-column">
      <style:table-column-properties fo:break-before="auto" style:column-width="61.91pt"/>
    </style:style>
    <style:style style:name="co3" style:family="table-column">
      <style:table-column-properties fo:break-before="auto" style:column-width="146.04pt"/>
    </style:style>
    <style:style style:name="co4" style:family="table-column">
      <style:table-column-properties fo:break-before="auto" style:column-width="192.81pt"/>
    </style:style>
    <style:style style:name="co5" style:family="table-column">
      <style:table-column-properties fo:break-before="auto" style:column-width="140.4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81.55pt"/>
    </style:style>
    <style:style style:name="co8" style:family="table-column">
      <style:table-column-properties fo:break-before="auto" style:column-width="83.85pt"/>
    </style:style>
    <style:style style:name="co9" style:family="table-column">
      <style:table-column-properties fo:break-before="auto" style:column-width="75.7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4"/>
    <style:style style:name="ce7" style:family="table-cell" style:parent-style-name="Default" style:data-style-name="N123">
      <style:text-properties fo:font-style="normal" fo:font-weight="normal" style:font-style-asian="normal" style:font-weight-asian="normal" style:font-style-complex="normal" style:font-weight-complex="normal"/>
    </style:style>
    <style:style style:name="ce8" style:family="table-cell" style:parent-style-name="Default" style:data-style-name="N104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DAQCard2015 Bill of Material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number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Part Number</text:p>
          </table:table-cell>
          <table:table-cell table:style-name="ce1" office:value-type="string" calcext:value-type="string">
            <text:p>Number Used</text:p>
          </table:table-cell>
          <table:table-cell table:style-name="ce1" office:value-type="string" calcext:value-type="string">
            <text:p><text:s/>UNIT PRICE(x1)</text:p>
          </table:table-cell>
          <table:table-cell table:style-name="ce1" office:value-type="string" calcext:value-type="string">
            <text:p>Order Number</text:p>
          </table:table-cell>
          <table:table-cell table:style-name="ce1" office:value-type="string" calcext:value-type="string">
            <text:p>Order price per</text:p>
          </table:table-cell>
          <table:table-cell table:style-name="ce1" office:value-type="string" calcext:value-type="string">
            <text:p>Price per Board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CAP ALUM 100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3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101MCL1GB</text:p>
          </table:table-cell>
          <table:table-cell office:value-type="float" office:value="4" calcext:value-type="float">
            <text:p>4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ALUM 47UF 20% 25V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2111-1-ND</text:p>
          </table:table-cell>
          <table:table-cell office:value-type="string" calcext:value-type="string">
            <text:p>Nichicon</text:p>
          </table:table-cell>
          <table:table-cell office:value-type="string" calcext:value-type="string">
            <text:p>UWX1E470MCL1GB</text:p>
          </table:table-cell>
          <table:table-cell office:value-type="float" office:value="5" calcext:value-type="float">
            <text:p>5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style-name="ce2" office:value-type="string" calcext:value-type="string">
            <text:p>CAP CER 10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766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106K125AB</text:p>
          </table:table-cell>
          <table:table-cell office:value-type="float" office:value="12" calcext:value-type="float">
            <text:p>1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.2UF 10V 10% X5R 080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588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2012X5R1A225K085AA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0.1U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16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4K080AA</text:p>
          </table:table-cell>
          <table:table-cell office:value-type="float" office:value="49" calcext:value-type="float">
            <text:p>49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10000PF 25V 10% X7R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5100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X7R1E103K080AA</text:p>
          </table:table-cell>
          <table:table-cell office:value-type="float" office:value="10" calcext:value-type="float">
            <text:p>10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3900PF 50V 10% C0G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1398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1608C0G1H392K080A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CER 2200PF 2KV 10% X7R 1812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389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C4532X7R3D222K130KA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100UF 10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177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107K010R0100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10UF 35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3337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106K035R0125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AP TANT 47UF 20V 10% 2917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78-920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TPSD476K020R0075</text:p>
          </table:table-cell>
          <table:table-cell table:number-columns-repeated="4"/>
          <table:table-cell table:style-name="ce6"/>
          <table:table-cell table:number-columns-repeated="101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8 MNR18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Resistor Array x4 MNR04ERAPJ***</text:p>
          </table:table-cell>
          <table:table-cell table:number-columns-repeated="8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Misc Chip Resistors …</text:p>
          </table:table-cell>
          <table:table-cell table:number-columns-repeated="5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EAD FERRITE 7 OHM 3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H2029-070YCT-ND</text:p>
          </table:table-cell>
          <table:table-cell office:value-type="string" calcext:value-type="string">
            <text:p>Bourns Inc.</text:p>
          </table:table-cell>
          <table:table-cell office:value-type="string" calcext:value-type="string">
            <text:p>MH2029-070Y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ON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N HEADER HS .5MM 180POS DL AU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AM8193-ND</text:p>
          </table:table-cell>
          <table:table-cell office:value-type="string" calcext:value-type="string">
            <text:p>Samtec Inc</text:p>
          </table:table-cell>
          <table:table-cell office:value-type="string" calcext:value-type="string">
            <text:p>QTH-090-01-L-D-A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JACK R/A 50 OHM PCB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124-1358-ND</text:p>
          </table:table-cell>
          <table:table-cell office:value-type="string" calcext:value-type="string">
            <text:p>LEMO</text:p>
          </table:table-cell>
          <table:table-cell office:value-type="string" calcext:value-type="string">
            <text:p>EPY.00.250.NTN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MOD JACK 8P8C R/A SHIELD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9312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406967-3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HEADER 80POS R/A .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M15351-ND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N3432-D302RB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54MM CGRID HDR 10CKT GOL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3478-ND</text:p>
          </table:table-cell>
          <table:table-cell office:value-type="string" calcext:value-type="string">
            <text:p>Molex, LLC</text:p>
          </table:table-cell>
          <table:table-cell office:value-type="float" office:value="702461004" calcext:value-type="float">
            <text:p>702461004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3" office:value-type="string" calcext:value-type="string">
            <text:p>Data St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DAC 12BIT OCT 5V REF 16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5628ARUZ-2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5628ARUZ-2</text:p>
          </table:table-cell>
          <table:table-cell office:value-type="float" office:value="2" calcext:value-type="float">
            <text:p>2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OPAMP DIFF 95MHZ RRO 38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96-24315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HS4524IDBTR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ADC 10BIT SRL 40MSPS 64LFCS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9219ABCPZ-40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9219ABCPZ-40</text:p>
          </table:table-cell>
          <table:table-cell office:value-type="float" office:value="8" calcext:value-type="float">
            <text:p>8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OPAMP GP 3MHZ RRO 14TSSO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D8534ARUZ-REELCT-ND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AD8534ARUZ-REEL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6"/>
          <table:table-cell/>
          <table:table-cell table:style-name="ce6" table:number-columns-repeated="2"/>
          <table:table-cell table:number-columns-repeated="1014"/>
        </table:table-row>
        <table:table-row table:style-name="ro1">
          <table:table-cell office:value-type="string" calcext:value-type="string">
            <text:p>LED 565NM WTR CLR GREEN 1206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L-LX1206GC-TR</text:p>
          </table:table-cell>
          <table:table-cell office:value-type="string" calcext:value-type="string">
            <text:p>Lumex Opto/Components Inc.</text:p>
          </table:table-cell>
          <table:table-cell office:value-type="string" calcext:value-type="string">
            <text:p>67-1357-1-ND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BOX ALUM 6.3X6.50X1.20 R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HM1414-ND</text:p>
          </table:table-cell>
          <table:table-cell office:value-type="string" calcext:value-type="string">
            <text:p>Hammond Manufacturing</text:p>
          </table:table-cell>
          <table:table-cell office:value-type="string" calcext:value-type="string">
            <text:p>1455R1601RD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POW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FULL BRIDGE RECT 8-U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MLU1210TW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NMLU1210TW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POWER JACK MALE 2.5MM CLS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P-002B-ND</text:p>
          </table:table-cell>
          <table:table-cell office:value-type="string" calcext:value-type="string">
            <text:p>CUI Inc.</text:p>
          </table:table-cell>
          <table:table-cell office:value-type="string" calcext:value-type="string">
            <text:p>PJ-002B</text:p>
          </table:table-cell>
          <table:table-cell office:value-type="float" office:value="1" calcext:value-type="float">
            <text:p>1</text:p>
          </table:table-cell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4" office:value-type="string" calcext:value-type="string">
            <text:p>SWITCH ROCKER DPST 16A 125V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CKN2062-ND</text:p>
          </table:table-cell>
          <table:table-cell table:style-name="ce4" office:value-type="string" calcext:value-type="string">
            <text:p>C&amp;K Components</text:p>
          </table:table-cell>
          <table:table-cell table:style-name="ce4" office:value-type="string" calcext:value-type="string">
            <text:p>DF62J12S2AHQA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7"/>
          <table:table-cell table:style-name="ce8"/>
          <table:table-cell table:style-name="ce4" table:number-columns-repeated="1015"/>
        </table:table-row>
        <table:table-row table:style-name="ro1">
          <table:table-cell office:value-type="string" calcext:value-type="string">
            <text:p>IC REG LDO 1.8V 1.5A DDPAK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M1086ISX-1.8/NOPBCT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LM1086ISX-1.8/NOPB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IC REG BUCK ADJ 3.5A 10DF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1913EDD#PBF-ND</text:p>
          </table:table-cell>
          <table:table-cell office:value-type="string" calcext:value-type="string">
            <text:p>Linear Technology</text:p>
          </table:table-cell>
          <table:table-cell office:value-type="string" calcext:value-type="string">
            <text:p>LT1913EDD#PB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ODE SCHOTTKY 40V 3A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BRA340T3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MBRA340T3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XED IND 5.6UH 3.2A 22 MOHM SM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6477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SLF10145T-5R6M3R2-P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" office:value-type="string" calcext:value-type="string">
            <text:p>H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LAY TELECOM SPDT 2A 5V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PB1249CT-ND</text:p>
          </table:table-cell>
          <table:table-cell office:value-type="string" calcext:value-type="string">
            <text:p>TE Connectivity Potter &amp; Brumfield Relays</text:p>
          </table:table-cell>
          <table:table-cell office:value-type="string" calcext:value-type="string">
            <text:p>1462042-8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SHV JACK STR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4669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5149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Tab 0.187" (4.75mm) S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00449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1217133-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ector Quick Connect Receptacle 14-16 AWG 0.187" (4.75mm) Crimp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813CT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520124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VS DIODE 75VWM 121VC SMA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MAJ75ALFCT-ND</text:p>
          </table:table-cell>
          <table:table-cell office:value-type="string" calcext:value-type="string">
            <text:p>Littelfuse Inc.</text:p>
          </table:table-cell>
          <table:table-cell office:value-type="string" calcext:value-type="string">
            <text:p>SMAJ75A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ANS NPN 45V 0.5A SOT-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C817-40LT1GOSCT-ND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SBC817-40LT1G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" office:value-type="string" calcext:value-type="string">
            <text:p>FA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 COMPARATOR 2.4V REF SOT-23-6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MCP65R41T-2402E/CHYCT-ND</text:p>
          </table:table-cell>
          <table:table-cell office:value-type="string" calcext:value-type="string">
            <text:p>Microchip Technology</text:p>
          </table:table-cell>
          <table:table-cell office:value-type="string" calcext:value-type="string">
            <text:p>MCP65R41T-2402E/CHY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TRANS NPN 40V 0.6A SOT2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BT2222ATPMSCT-ND</text:p>
          </table:table-cell>
          <table:table-cell office:value-type="string" calcext:value-type="string">
            <text:p>Micro Commercial Co</text:p>
          </table:table-cell>
          <table:table-cell office:value-type="string" calcext:value-type="string">
            <text:p>MMBT2222A-TP</text:p>
          </table:table-cell>
          <table:table-cell office:value-type="float" office:value="1" calcext:value-type="float">
            <text:p>1</text:p>
          </table:table-cell>
          <table:table-cell/>
          <table:table-cell table:style-name="ce6"/>
          <table:table-cell table:number-columns-repeated="1016"/>
        </table:table-row>
        <table:table-row table:style-name="ro1">
          <table:table-cell office:value-type="string" calcext:value-type="string">
            <text:p>FAN AXIAL 40X10MM VAPO 5VDC WIR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59-1565-ND</text:p>
          </table:table-cell>
          <table:table-cell office:value-type="string" calcext:value-type="string">
            <text:p>Sunon Fans</text:p>
          </table:table-cell>
          <table:table-cell office:value-type="string" calcext:value-type="string">
            <text:p>MB40100V2-000U-A99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HERMISTOR NTC 10K OHM 1% 0603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45-2554-1-ND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NTCG163JF103FT1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N HEADER VERT 2POS .100 TI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921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640456-2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 table:number-columns-repeated="2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CONN RECEPT 2POS 22AWG MTA100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31080-ND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3-640440-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 CBI 3MM BI-LEVEL R,Y,O,G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50-3555-ND</text:p>
          </table:table-cell>
          <table:table-cell office:value-type="string" calcext:value-type="string">
            <text:p>Dialight</text:p>
          </table:table-cell>
          <table:table-cell office:value-type="string" calcext:value-type="string">
            <text:p>5690101372F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3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9">00/00/0000</text:date>, <text:time style:data-style-name="N2" text:time-value="15:23:02.175081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9T15:23:49.396980674</dc:date>
    <meta:generator>LibreOffice/5.0.1.2.0$Linux_X86_64 LibreOffice_project/00m0$Build-2</meta:generator>
    <meta:editing-duration>P1DT17H15M48S</meta:editing-duration>
    <meta:editing-cycles>48</meta:editing-cycles>
    <meta:document-statistic meta:table-count="1" meta:cell-count="275" meta:object-count="0"/>
  </office:meta>
</office:document-meta>
</file>